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8742be" officeooo:paragraph-rsid="0087f8fc"/>
    </style:style>
    <style:style style:name="P2" style:family="paragraph" style:parent-style-name="Standard">
      <style:text-properties officeooo:rsid="001a0f44" officeooo:paragraph-rsid="001a0f44"/>
    </style:style>
    <style:style style:name="P3" style:family="paragraph" style:parent-style-name="Standard">
      <style:text-properties officeooo:rsid="002e9a9b" officeooo:paragraph-rsid="002e9a9b"/>
    </style:style>
    <style:style style:name="P4" style:family="paragraph" style:parent-style-name="Standard">
      <style:text-properties officeooo:rsid="002e9a9b" officeooo:paragraph-rsid="002f8b17"/>
    </style:style>
    <style:style style:name="P5" style:family="paragraph" style:parent-style-name="Standard">
      <style:text-properties officeooo:rsid="002f8b17" officeooo:paragraph-rsid="008a12e5"/>
    </style:style>
    <style:style style:name="P6" style:family="paragraph" style:parent-style-name="Standard">
      <style:text-properties officeooo:rsid="001bc55f" officeooo:paragraph-rsid="006dc192"/>
    </style:style>
    <style:style style:name="P7" style:family="paragraph" style:parent-style-name="Standard">
      <style:text-properties officeooo:rsid="001bc55f" officeooo:paragraph-rsid="00463057"/>
    </style:style>
    <style:style style:name="P8" style:family="paragraph" style:parent-style-name="Standard">
      <style:text-properties officeooo:rsid="001bc55f" officeooo:paragraph-rsid="006f3333"/>
    </style:style>
    <style:style style:name="P9" style:family="paragraph" style:parent-style-name="Standard">
      <style:text-properties officeooo:rsid="001c5554" officeooo:paragraph-rsid="00465350"/>
    </style:style>
    <style:style style:name="P10" style:family="paragraph" style:parent-style-name="Standard">
      <style:text-properties officeooo:rsid="001d3641" officeooo:paragraph-rsid="005d2ecd"/>
    </style:style>
    <style:style style:name="P11" style:family="paragraph" style:parent-style-name="Standard">
      <style:text-properties officeooo:rsid="001d3641" officeooo:paragraph-rsid="008b4e3f"/>
    </style:style>
    <style:style style:name="P12" style:family="paragraph" style:parent-style-name="Standard">
      <style:text-properties officeooo:rsid="001d3641" officeooo:paragraph-rsid="0034d9c5"/>
    </style:style>
    <style:style style:name="P13" style:family="paragraph" style:parent-style-name="Standard">
      <style:text-properties officeooo:rsid="0034d9c5" officeooo:paragraph-rsid="00465350"/>
    </style:style>
    <style:style style:name="P14" style:family="paragraph" style:parent-style-name="Standard">
      <style:text-properties officeooo:rsid="0034d9c5" officeooo:paragraph-rsid="0034d9c5"/>
    </style:style>
    <style:style style:name="P15" style:family="paragraph" style:parent-style-name="Standard">
      <style:text-properties officeooo:rsid="0035f406" officeooo:paragraph-rsid="0035f406"/>
    </style:style>
    <style:style style:name="P16" style:family="paragraph" style:parent-style-name="Standard">
      <style:text-properties officeooo:rsid="001c5554" officeooo:paragraph-rsid="001c5554"/>
    </style:style>
    <style:style style:name="P17" style:family="paragraph" style:parent-style-name="Standard">
      <style:text-properties officeooo:rsid="001e2c06" officeooo:paragraph-rsid="008eb725"/>
    </style:style>
    <style:style style:name="P18" style:family="paragraph" style:parent-style-name="Standard">
      <style:text-properties fo:font-style="normal" officeooo:rsid="0021903f" officeooo:paragraph-rsid="001e2c06" style:font-style-asian="normal" style:font-style-complex="normal"/>
    </style:style>
    <style:style style:name="P19" style:family="paragraph" style:parent-style-name="Standard">
      <style:text-properties officeooo:rsid="0023a957" officeooo:paragraph-rsid="0090b829"/>
    </style:style>
    <style:style style:name="P20" style:family="paragraph" style:parent-style-name="Standard">
      <style:text-properties fo:font-style="normal" officeooo:rsid="003856fd" officeooo:paragraph-rsid="0039ec87" style:font-style-asian="normal" style:font-style-complex="normal"/>
    </style:style>
    <style:style style:name="P21" style:family="paragraph" style:parent-style-name="Standard">
      <style:text-properties officeooo:rsid="003856fd" officeooo:paragraph-rsid="0039ec87"/>
    </style:style>
    <style:style style:name="P22" style:family="paragraph" style:parent-style-name="Standard">
      <style:text-properties fo:font-style="normal" officeooo:rsid="0023a957" officeooo:paragraph-rsid="0039ec87" style:font-style-asian="normal" style:font-style-complex="normal"/>
    </style:style>
    <style:style style:name="P23" style:family="paragraph" style:parent-style-name="Standard">
      <style:text-properties fo:font-style="normal" officeooo:rsid="0039ec87" officeooo:paragraph-rsid="0039ed20" style:font-style-asian="normal" style:font-style-complex="normal"/>
    </style:style>
    <style:style style:name="P24" style:family="paragraph" style:parent-style-name="Standard">
      <style:text-properties fo:font-style="normal" officeooo:rsid="0039ed20" officeooo:paragraph-rsid="0039ed20" style:font-style-asian="normal" style:font-style-complex="normal"/>
    </style:style>
    <style:style style:name="P25" style:family="paragraph" style:parent-style-name="Standard">
      <style:text-properties officeooo:rsid="0043cf86" officeooo:paragraph-rsid="00927e9d"/>
    </style:style>
    <style:style style:name="P26" style:family="paragraph" style:parent-style-name="Standard">
      <style:text-properties officeooo:rsid="0043cf86" officeooo:paragraph-rsid="009396e5"/>
    </style:style>
    <style:style style:name="P27" style:family="paragraph" style:parent-style-name="Standard">
      <style:text-properties officeooo:rsid="009396e5" officeooo:paragraph-rsid="009396e5"/>
    </style:style>
    <style:style style:name="P28" style:family="paragraph" style:parent-style-name="Standard">
      <style:text-properties fo:font-style="normal" officeooo:rsid="00258550" officeooo:paragraph-rsid="0023a957" style:font-style-asian="normal" style:font-style-complex="normal"/>
    </style:style>
    <style:style style:name="P29" style:family="paragraph" style:parent-style-name="Standard">
      <style:text-properties fo:font-style="normal" officeooo:rsid="003bbc96" officeooo:paragraph-rsid="004bc189" style:font-style-asian="normal" style:font-style-complex="normal"/>
    </style:style>
    <style:style style:name="P30" style:family="paragraph" style:parent-style-name="Standard">
      <style:text-properties fo:font-style="normal" officeooo:rsid="003bbc96" officeooo:paragraph-rsid="003bbc96" style:font-style-asian="normal" style:font-style-complex="normal"/>
    </style:style>
    <style:style style:name="P31" style:family="paragraph" style:parent-style-name="Standard">
      <style:text-properties fo:font-style="normal" officeooo:rsid="004d6ded" officeooo:paragraph-rsid="004d6ded" style:font-style-asian="normal" style:font-style-complex="normal"/>
    </style:style>
    <style:style style:name="P32" style:family="paragraph" style:parent-style-name="Standard">
      <style:text-properties fo:font-style="normal" officeooo:rsid="004bc189" officeooo:paragraph-rsid="004bc189" style:font-style-asian="normal" style:font-style-complex="normal"/>
    </style:style>
    <style:style style:name="P33" style:family="paragraph" style:parent-style-name="Standard">
      <style:text-properties officeooo:rsid="0050c2a5" officeooo:paragraph-rsid="0050c2a5"/>
    </style:style>
    <style:style style:name="P34" style:family="paragraph" style:parent-style-name="Standard">
      <style:text-properties officeooo:rsid="00516071" officeooo:paragraph-rsid="00516071"/>
    </style:style>
    <style:style style:name="P35" style:family="paragraph" style:parent-style-name="Standard">
      <style:text-properties officeooo:rsid="00526bc7" officeooo:paragraph-rsid="00526bc7"/>
    </style:style>
    <style:style style:name="P36" style:family="paragraph" style:parent-style-name="Standard">
      <style:text-properties officeooo:rsid="0054e5d3" officeooo:paragraph-rsid="0054e5d3"/>
    </style:style>
    <style:style style:name="P37" style:family="paragraph" style:parent-style-name="Standard">
      <style:text-properties officeooo:rsid="00552047" officeooo:paragraph-rsid="0059395b"/>
    </style:style>
    <style:style style:name="P38" style:family="paragraph" style:parent-style-name="Standard">
      <style:text-properties officeooo:rsid="00552047" officeooo:paragraph-rsid="00552047"/>
    </style:style>
    <style:style style:name="P39" style:family="paragraph" style:parent-style-name="Standard">
      <style:text-properties officeooo:rsid="00569c46" officeooo:paragraph-rsid="00569c46"/>
    </style:style>
    <style:style style:name="P40" style:family="paragraph" style:parent-style-name="Standard">
      <style:text-properties officeooo:rsid="0056f86a" officeooo:paragraph-rsid="0056f86a"/>
    </style:style>
    <style:style style:name="P41" style:family="paragraph" style:parent-style-name="Standard">
      <style:text-properties officeooo:rsid="007218c6" officeooo:paragraph-rsid="007218c6"/>
    </style:style>
    <style:style style:name="P42" style:family="paragraph" style:parent-style-name="Standard">
      <style:text-properties officeooo:rsid="00731f46" officeooo:paragraph-rsid="00757bde"/>
    </style:style>
    <style:style style:name="P43" style:family="paragraph" style:parent-style-name="Standard">
      <style:paragraph-properties fo:break-before="page"/>
      <style:text-properties officeooo:rsid="00731f46" officeooo:paragraph-rsid="00757bde"/>
    </style:style>
    <style:style style:name="P44" style:family="paragraph" style:parent-style-name="Standard">
      <style:text-properties officeooo:rsid="007b17a2" officeooo:paragraph-rsid="007b17a2"/>
    </style:style>
    <style:style style:name="P45" style:family="paragraph" style:parent-style-name="Standard">
      <style:text-properties officeooo:rsid="0082066f" officeooo:paragraph-rsid="0082066f"/>
    </style:style>
    <style:style style:name="P46" style:family="paragraph" style:parent-style-name="Standard">
      <style:text-properties officeooo:rsid="00731f46" officeooo:paragraph-rsid="00731f46"/>
    </style:style>
    <style:style style:name="P47" style:family="paragraph" style:parent-style-name="Standard">
      <style:text-properties officeooo:rsid="00736f91" officeooo:paragraph-rsid="00736f91"/>
    </style:style>
    <style:style style:name="P48" style:family="paragraph" style:parent-style-name="Standard">
      <style:text-properties officeooo:rsid="00750482" officeooo:paragraph-rsid="00750482"/>
    </style:style>
    <style:style style:name="P49" style:family="paragraph" style:parent-style-name="Standard">
      <style:text-properties officeooo:rsid="007dd483" officeooo:paragraph-rsid="007dd483"/>
    </style:style>
    <style:style style:name="P50" style:family="paragraph" style:parent-style-name="Standard">
      <style:text-properties officeooo:rsid="0080c672" officeooo:paragraph-rsid="0080c672"/>
    </style:style>
    <style:style style:name="P51" style:family="paragraph" style:parent-style-name="Standard">
      <style:text-properties officeooo:rsid="0086b743" officeooo:paragraph-rsid="0086b743"/>
    </style:style>
    <style:style style:name="P52" style:family="paragraph" style:parent-style-name="Standard">
      <style:text-properties officeooo:rsid="008742be" officeooo:paragraph-rsid="008742be"/>
    </style:style>
    <style:style style:name="P53" style:family="paragraph" style:parent-style-name="Standard">
      <style:text-properties officeooo:rsid="00876cc2" officeooo:paragraph-rsid="00876cc2"/>
    </style:style>
    <style:style style:name="T1" style:family="text">
      <style:text-properties officeooo:rsid="0087f8fc"/>
    </style:style>
    <style:style style:name="T2" style:family="text">
      <style:text-properties officeooo:rsid="00a2126e"/>
    </style:style>
    <style:style style:name="T3" style:family="text">
      <style:text-properties officeooo:rsid="0089c5a4"/>
    </style:style>
    <style:style style:name="T4" style:family="text">
      <style:text-properties officeooo:rsid="001a0f44"/>
    </style:style>
    <style:style style:name="T5" style:family="text">
      <style:text-properties officeooo:rsid="008a12e5"/>
    </style:style>
    <style:style style:name="T6" style:family="text">
      <style:text-properties officeooo:rsid="001bc55f"/>
    </style:style>
    <style:style style:name="T7" style:family="text">
      <style:text-properties officeooo:rsid="003d65e3"/>
    </style:style>
    <style:style style:name="T8" style:family="text">
      <style:text-properties officeooo:rsid="003f2b70"/>
    </style:style>
    <style:style style:name="T9" style:family="text">
      <style:text-properties officeooo:rsid="0045c61c"/>
    </style:style>
    <style:style style:name="T10" style:family="text">
      <style:text-properties officeooo:rsid="002f8b17"/>
    </style:style>
    <style:style style:name="T11" style:family="text">
      <style:text-properties officeooo:rsid="0083fb26"/>
    </style:style>
    <style:style style:name="T12" style:family="text">
      <style:text-properties officeooo:rsid="008c0927"/>
    </style:style>
    <style:style style:name="T13" style:family="text">
      <style:text-properties officeooo:rsid="00a3a7d0"/>
    </style:style>
    <style:style style:name="T14" style:family="text">
      <style:text-properties officeooo:rsid="005b812b"/>
    </style:style>
    <style:style style:name="T15" style:family="text">
      <style:text-properties officeooo:rsid="008cda30"/>
    </style:style>
    <style:style style:name="T16" style:family="text">
      <style:text-properties officeooo:rsid="008f406e"/>
    </style:style>
    <style:style style:name="T17" style:family="text">
      <style:text-properties officeooo:rsid="001bd29a"/>
    </style:style>
    <style:style style:name="T18" style:family="text">
      <style:text-properties officeooo:rsid="00459296"/>
    </style:style>
    <style:style style:name="T19" style:family="text">
      <style:text-properties officeooo:rsid="0040c3ec"/>
    </style:style>
    <style:style style:name="T20" style:family="text">
      <style:text-properties officeooo:rsid="002a1daa"/>
    </style:style>
    <style:style style:name="T21" style:family="text">
      <style:text-properties officeooo:rsid="006c72ef"/>
    </style:style>
    <style:style style:name="T22" style:family="text">
      <style:text-properties officeooo:rsid="006c5a19"/>
    </style:style>
    <style:style style:name="T23" style:family="text">
      <style:text-properties officeooo:rsid="005c61ee"/>
    </style:style>
    <style:style style:name="T24" style:family="text">
      <style:text-properties officeooo:rsid="006dc192"/>
    </style:style>
    <style:style style:name="T25" style:family="text">
      <style:text-properties officeooo:rsid="00463057"/>
    </style:style>
    <style:style style:name="T26" style:family="text">
      <style:text-properties officeooo:rsid="003213f2"/>
    </style:style>
    <style:style style:name="T27" style:family="text">
      <style:text-properties officeooo:rsid="001c5554"/>
    </style:style>
    <style:style style:name="T28" style:family="text">
      <style:text-properties fo:font-style="italic" officeooo:rsid="001bd29a" style:font-style-asian="italic" style:font-style-complex="italic"/>
    </style:style>
    <style:style style:name="T29" style:family="text">
      <style:text-properties officeooo:rsid="006f3333"/>
    </style:style>
    <style:style style:name="T30" style:family="text">
      <style:text-properties officeooo:rsid="001cc1b9"/>
    </style:style>
    <style:style style:name="T31" style:family="text">
      <style:text-properties officeooo:rsid="0054727f"/>
    </style:style>
    <style:style style:name="T32" style:family="text">
      <style:text-properties officeooo:rsid="0032395c"/>
    </style:style>
    <style:style style:name="T33" style:family="text">
      <style:text-properties officeooo:rsid="002df6cc"/>
    </style:style>
    <style:style style:name="T34" style:family="text">
      <style:text-properties officeooo:rsid="0033ea2f"/>
    </style:style>
    <style:style style:name="T35" style:family="text">
      <style:text-properties officeooo:rsid="0034d9c5"/>
    </style:style>
    <style:style style:name="T36" style:family="text">
      <style:text-properties officeooo:rsid="008b4e3f"/>
    </style:style>
    <style:style style:name="T37" style:family="text">
      <style:text-properties officeooo:rsid="00465350"/>
    </style:style>
    <style:style style:name="T38" style:family="text">
      <style:text-properties officeooo:rsid="00a62672"/>
    </style:style>
    <style:style style:name="T39" style:family="text">
      <style:text-properties officeooo:rsid="00a66d21"/>
    </style:style>
    <style:style style:name="T40" style:family="text">
      <style:text-properties officeooo:rsid="005d2ecd"/>
    </style:style>
    <style:style style:name="T41" style:family="text">
      <style:text-properties officeooo:rsid="005ed569"/>
    </style:style>
    <style:style style:name="T42" style:family="text">
      <style:text-properties officeooo:rsid="004206ea"/>
    </style:style>
    <style:style style:name="T43" style:family="text">
      <style:text-properties officeooo:rsid="00703a14"/>
    </style:style>
    <style:style style:name="T44" style:family="text">
      <style:text-properties officeooo:rsid="0035f406"/>
    </style:style>
    <style:style style:name="T45" style:family="text">
      <style:text-properties officeooo:rsid="008eb725"/>
    </style:style>
    <style:style style:name="T46" style:family="text">
      <style:text-properties officeooo:rsid="00a85c98"/>
    </style:style>
    <style:style style:name="T47" style:family="text">
      <style:text-properties officeooo:rsid="005afdb3"/>
    </style:style>
    <style:style style:name="T48" style:family="text">
      <style:text-properties fo:font-style="normal" officeooo:rsid="0021903f" style:font-style-asian="normal" style:font-style-complex="normal"/>
    </style:style>
    <style:style style:name="T49" style:family="text">
      <style:text-properties fo:font-style="normal" style:font-style-asian="normal" style:font-style-complex="normal"/>
    </style:style>
    <style:style style:name="T50" style:family="text">
      <style:text-properties fo:font-style="normal" officeooo:rsid="00a66d21" style:font-style-asian="normal" style:font-style-complex="normal"/>
    </style:style>
    <style:style style:name="T51" style:family="text">
      <style:text-properties fo:font-style="normal" officeooo:rsid="004206ea" style:font-style-asian="normal" style:font-style-complex="normal"/>
    </style:style>
    <style:style style:name="T52" style:family="text">
      <style:text-properties fo:font-style="normal" officeooo:rsid="0037cc32" style:font-style-asian="normal" style:font-style-complex="normal"/>
    </style:style>
    <style:style style:name="T53" style:family="text">
      <style:text-properties fo:font-style="normal" officeooo:rsid="003856fd" style:font-style-asian="normal" style:font-style-complex="normal"/>
    </style:style>
    <style:style style:name="T54" style:family="text">
      <style:text-properties fo:font-style="normal" officeooo:rsid="0048468e" style:font-style-asian="normal" style:font-style-complex="normal"/>
    </style:style>
    <style:style style:name="T55" style:family="text">
      <style:text-properties fo:font-style="normal" officeooo:rsid="00485005" style:font-style-asian="normal" style:font-style-complex="normal"/>
    </style:style>
    <style:style style:name="T56" style:family="text">
      <style:text-properties fo:font-style="normal" officeooo:rsid="008f406e" style:font-style-asian="normal" style:font-style-complex="normal"/>
    </style:style>
    <style:style style:name="T57" style:family="text">
      <style:text-properties fo:font-style="normal" officeooo:rsid="0090b829" style:font-style-asian="normal" style:font-style-complex="normal"/>
    </style:style>
    <style:style style:name="T58" style:family="text">
      <style:text-properties fo:font-style="normal" officeooo:rsid="00a85c98" style:font-style-asian="normal" style:font-style-complex="normal"/>
    </style:style>
    <style:style style:name="T59" style:family="text">
      <style:text-properties fo:font-style="normal" officeooo:rsid="00392ee7" style:font-style-asian="normal" style:font-style-complex="normal"/>
    </style:style>
    <style:style style:name="T60" style:family="text">
      <style:text-properties fo:font-style="normal" officeooo:rsid="0039ec87" style:font-style-asian="normal" style:font-style-complex="normal"/>
    </style:style>
    <style:style style:name="T61" style:family="text">
      <style:text-properties fo:font-style="normal" officeooo:rsid="005f821f" style:font-style-asian="normal" style:font-style-complex="normal"/>
    </style:style>
    <style:style style:name="T62" style:family="text">
      <style:text-properties fo:font-style="normal" officeooo:rsid="009161cd" style:font-style-asian="normal" style:font-style-complex="normal"/>
    </style:style>
    <style:style style:name="T63" style:family="text">
      <style:text-properties fo:font-style="normal" officeooo:rsid="0049a9b4" style:font-style-asian="normal" style:font-style-complex="normal"/>
    </style:style>
    <style:style style:name="T64" style:family="text">
      <style:text-properties fo:font-style="normal" officeooo:rsid="00927e9d" style:font-style-asian="normal" style:font-style-complex="normal"/>
    </style:style>
    <style:style style:name="T65" style:family="text">
      <style:text-properties fo:font-style="normal" officeooo:rsid="0023a957" style:font-style-asian="normal" style:font-style-complex="normal"/>
    </style:style>
    <style:style style:name="T66" style:family="text">
      <style:text-properties officeooo:rsid="0039ed20"/>
    </style:style>
    <style:style style:name="T67" style:family="text">
      <style:text-properties officeooo:rsid="005f821f"/>
    </style:style>
    <style:style style:name="T68" style:family="text">
      <style:text-properties fo:font-style="normal" officeooo:rsid="009396e5" style:font-style-asian="normal" style:font-style-complex="normal"/>
    </style:style>
    <style:style style:name="T69" style:family="text">
      <style:text-properties fo:font-style="normal" officeooo:rsid="0060d439" style:font-style-asian="normal" style:font-style-complex="normal"/>
    </style:style>
    <style:style style:name="T70" style:family="text">
      <style:text-properties officeooo:rsid="00927e9d"/>
    </style:style>
    <style:style style:name="T71" style:family="text">
      <style:text-properties officeooo:rsid="00aa0976"/>
    </style:style>
    <style:style style:name="T72" style:family="text">
      <style:text-properties officeooo:rsid="0044a2a2"/>
    </style:style>
    <style:style style:name="T73" style:family="text">
      <style:text-properties officeooo:rsid="009501e7"/>
    </style:style>
    <style:style style:name="T74" style:family="text">
      <style:text-properties officeooo:rsid="007081aa"/>
    </style:style>
    <style:style style:name="T75" style:family="text">
      <style:text-properties officeooo:rsid="004bc189"/>
    </style:style>
    <style:style style:name="T76" style:family="text">
      <style:text-properties officeooo:rsid="00aaf4f1"/>
    </style:style>
    <style:style style:name="T77" style:family="text">
      <style:text-properties officeooo:rsid="00969ae1"/>
    </style:style>
    <style:style style:name="T78" style:family="text">
      <style:text-properties officeooo:rsid="004ed274"/>
    </style:style>
    <style:style style:name="T79" style:family="text">
      <style:text-properties officeooo:rsid="00ac7936"/>
    </style:style>
    <style:style style:name="T80" style:family="text">
      <style:text-properties officeooo:rsid="00988372"/>
    </style:style>
    <style:style style:name="T81" style:family="text">
      <style:text-properties officeooo:rsid="0061f764"/>
    </style:style>
    <style:style style:name="T82" style:family="text">
      <style:text-properties officeooo:rsid="00516071"/>
    </style:style>
    <style:style style:name="T83" style:family="text">
      <style:text-properties officeooo:rsid="00526bc7"/>
    </style:style>
    <style:style style:name="T84" style:family="text">
      <style:text-properties officeooo:rsid="0066b09c"/>
    </style:style>
    <style:style style:name="T85" style:family="text">
      <style:text-properties officeooo:rsid="0099db5a"/>
    </style:style>
    <style:style style:name="T86" style:family="text">
      <style:text-properties officeooo:rsid="0059395b"/>
    </style:style>
    <style:style style:name="T87" style:family="text">
      <style:text-properties officeooo:rsid="00685ed2"/>
    </style:style>
    <style:style style:name="T88" style:family="text">
      <style:text-properties officeooo:rsid="00682138"/>
    </style:style>
    <style:style style:name="T89" style:family="text">
      <style:text-properties officeooo:rsid="005a8c59"/>
    </style:style>
    <style:style style:name="T90" style:family="text">
      <style:text-properties officeooo:rsid="009c8a59"/>
    </style:style>
    <style:style style:name="T91" style:family="text">
      <style:text-properties officeooo:rsid="00ad8f94"/>
    </style:style>
    <style:style style:name="T92" style:family="text">
      <style:text-properties officeooo:rsid="006a4228"/>
    </style:style>
    <style:style style:name="T93" style:family="text">
      <style:text-properties officeooo:rsid="006b1fb5"/>
    </style:style>
    <style:style style:name="T94" style:family="text">
      <style:text-properties officeooo:rsid="0071ed01"/>
    </style:style>
    <style:style style:name="T95" style:family="text">
      <style:text-properties officeooo:rsid="009ddd45"/>
    </style:style>
    <style:style style:name="T96" style:family="text">
      <style:text-properties officeooo:rsid="00ae3c05"/>
    </style:style>
    <style:style style:name="T97" style:family="text">
      <style:text-properties officeooo:rsid="0079bf39"/>
    </style:style>
    <style:style style:name="T98" style:family="text">
      <style:text-properties officeooo:rsid="007ca95e"/>
    </style:style>
    <style:style style:name="T99" style:family="text">
      <style:text-properties officeooo:rsid="0073fce3"/>
    </style:style>
    <style:style style:name="T100" style:family="text">
      <style:text-properties officeooo:rsid="00840b09"/>
    </style:style>
    <style:style style:name="T101" style:family="text">
      <style:text-properties officeooo:rsid="008742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text:span>vec mon camarade <text:span text:style-name="T2">Lilian Etchaïde</text:span>, nous avons choisi l’étude du système de vote au sien d<text:span text:style-name="T3">e l’Union</text:span> <text:span text:style-name="T1">Européen</text:span><text:span text:style-name="T3">ne</text:span> et ses différentes transformations. <text:span text:style-name="T4">Le </text:span><text:span text:style-name="T5">P</text:span><text:span text:style-name="T4">arlement </text:span><text:span text:style-name="T5">E</text:span><text:span text:style-name="T4">uropéen est un organis</text:span><text:span text:style-name="T6">m</text:span><text:span text:style-name="T4">e dont toutes les décisions ont énormément d’influence. Il est donc nécessaire que ces décisions soient prises de manière équitable. Or, ce n’est pas </text:span><text:span text:style-name="T7">complètement</text:span><text:span text:style-name="T4"> le cas aujourd’hui. Notre objectif va être de définir et </text:span><text:span text:style-name="T8">de </text:span><text:span text:style-name="T4">modéliser ce que nous entendons par « équitable » </text:span><text:span text:style-name="T8">puis</text:span><text:span text:style-name="T4"> de proposer le système de vote qui répond mathématiquement à ces modèles.</text:span></text:p>
      <text:p text:style-name="P2"/>
      <text:p text:style-name="P3">La première organisation européenne était la CECA, la communauté européenne du charbon et de l’acier. Elle avait initialement 6 pays membres et ses décisions portai<text:span text:style-name="T8">en</text:span>t uniquement sur ces deux ressources naturel<text:span text:style-name="T9">le</text:span>s. Après maintes transformations, l’UE contient maintenant 27 pays membres et prend des décisions sur un grand nombre de sujet.</text:p>
      <text:p text:style-name="P3"/>
      <text:p text:style-name="P4">Nous allons nous intéresser au Parlement Européen. <text:span text:style-name="T10">Constitué de 720 eurodéputés, </text:span><text:span text:style-name="T11">le Parlement Européen </text:span><text:span text:style-name="T10">est l’un des principaux organes législatifs de l’Union Européenne. Il est donc naturel de réfléchir à l’équité de la représentation des citoyens européens.</text:span></text:p>
      <text:p text:style-name="P2"/>
      <text:p text:style-name="P2">Tout d’abord, <text:span text:style-name="T12">je</text:span> poser<text:span text:style-name="T12">ai</text:span> les fondements de notre travail en <text:span text:style-name="T13">m’</text:span>appuyant <text:span text:style-name="T13">(</text:span>sur la théorie des jeux et<text:span text:style-name="T13">)</text:span> la théorie des indices de pouvoir. <text:span text:style-name="T6">Ensuite, </text:span><text:span text:style-name="T12">j’</text:span><text:span text:style-name="T6">appliquer</text:span><text:span text:style-name="T12">ai</text:span><text:span text:style-name="T6"> cette théorie au système de vote du parlement européen pour en démontrer les inégalités. </text:span><text:span text:style-name="T14">Puis</text:span><text:span text:style-name="T6">, </text:span><text:span text:style-name="T12">je</text:span><text:span text:style-name="T6"> vous présenter</text:span><text:span text:style-name="T12">ai</text:span><text:span text:style-name="T6"> ce qui serait selon nous le meilleur système de vote que le </text:span><text:span text:style-name="T9">Parlement Européen</text:span><text:span text:style-name="T6"> pourrait adopter. </text:span><text:span text:style-name="T14">Puis, </text:span><text:span text:style-name="T15">j</text:span><text:span text:style-name="T13">e m</text:span><text:span text:style-name="T15">’</text:span><text:span text:style-name="T14">intéresser</text:span><text:span text:style-name="T15">ai</text:span><text:span text:style-name="T14"> à une modification de la théorie pour prendre en compte le spectre gauche/droite. </text:span><text:span text:style-name="T16">J’ai mis en rouge ce que j’ai fait moi-même.</text:span></text:p>
      <text:p text:style-name="P2"/>
      <text:p text:style-name="P2"/>
      <text:p text:style-name="P5">Généralement, on considère que le pouvoir d’un votant est égal au nombre de voix qu’il possède. Prenons l’exemple suivant : le bureau d’une association constitué de 2 coprésidents et 1 secrétaire ayant respectivement 4 et 1 voix. La majorité est à 5 voix. Il faut deux personnes en faveur pour qu’une proposition soit acceptée.</text:p>
      <text:p text:style-name="P5">Ici, bien qu’ayant moins de voix que les coprésidents, le secrétaire a autant de pouvoir au sens où il influence autant le résultat du scrutin.</text:p>
      <text:p text:style-name="P2"/>
      <text:p text:style-name="P6"><text:span text:style-name="T5">P</text:span>récis<text:span text:style-name="T5">ons</text:span> le cadre de notre TIPE. Nous allons travailler sur les jeux de vote pondérés, c’est à dire un vote où chaque participant <text:span text:style-name="T17">possède un certain poids et </text:span>ne peut voter que « pour » ou « contre ». Notons V l’ensemble des votants. <text:span text:style-name="T18">On prendra généralement </text:span><text:span text:style-name="T17">V comme le </text:span><text:span text:style-name="T19">intervalle entier</text:span><text:span text:style-name="T17"> </text:span><text:span text:style-name="T20">[[ </text:span><text:span text:style-name="T17">1 ; </text:span><text:span text:style-name="T10">N</text:span><text:span text:style-name="T17"> </text:span><text:span text:style-name="T20">]]</text:span><text:span text:style-name="T17">. </text:span>Le jeu de vote pondéré est représenté par un couple (<text:span text:style-name="T17">q, w), où q est appelé le quota du jeu et où w = (w1, w2, …, wN) est la liste des poids de chaque </text:span><text:span text:style-name="T10">votant</text:span><text:span text:style-name="T17">. </text:span><text:span text:style-name="T18">Posons </text:span><text:span text:style-name="T21">W la somme des poids et </text:span><text:span text:style-name="T18">qf le quota relatif tel que q </text:span><text:span text:style-name="T22">soit </text:span><text:span text:style-name="T23">égal </text:span><text:span text:style-name="T21">à </text:span><text:span text:style-name="T23">la partie entière </text:span><text:span text:style-name="T21">supérieure</text:span><text:span text:style-name="T23"> de</text:span><text:span text:style-name="T18"> qf W.</text:span></text:p>
      <text:p text:style-name="P6"><text:span text:style-name="T17">Si la somme des poids des </text:span><text:span text:style-name="T10">votants</text:span><text:span text:style-name="T17"> qui ont voté « pour » est supérieure </text:span><text:span text:style-name="T10">ou égale</text:span><text:span text:style-name="T17"> à q, la proposition est acceptée. Une coalition est un sous-ensemble de V. Une coalition est dite gagnante si la somme des poids des membres de la coalition est supérieure au quota. Elle est dite perdante sinon. Notons G l’ensemble des coalitions gagnantes.</text:span></text:p>
      <text:p text:style-name="P7"/>
      <text:p text:style-name="P7"><text:span text:style-name="T17">Le </text:span><text:span text:style-name="T24">votant</text:span><text:span text:style-name="T17"> i est dit décisif pour la coalition gagnante </text:span><text:span text:style-name="T25">C</text:span><text:span text:style-name="T17"> si </text:span><text:span text:style-name="T26">i appartient à </text:span><text:span text:style-name="T25">C</text:span><text:span text:style-name="T26"> et si </text:span><text:span text:style-name="T25">C</text:span><text:span text:style-name="T17"> </text:span><text:span text:style-name="T26">\ </text:span><text:span text:style-name="T17">{i] n’appartient plus à G </text:span><text:span text:style-name="T26">c’est-à-dire si le retrait de i rend </text:span><text:span text:style-name="T25">C</text:span><text:span text:style-name="T26"> perdante</text:span><text:span text:style-name="T17">.</text:span></text:p>
      <text:p text:style-name="P8"><text:span text:style-name="T27">Le pouvoir représente la capacité à modifier les décisions </text:span><text:span text:style-name="T26">prises collectivement</text:span><text:span text:style-name="T27">. Il faut donc s’intéresser aux coalitions décisives pour un </text:span><text:span text:style-name="T26">votant</text:span><text:span text:style-name="T27">. </text:span><text:span text:style-name="T26">Définissons la décidabilité </text:span><text:span text:style-name="T17">d_i </text:span><text:span text:style-name="T19">comme </text:span><text:span text:style-name="T26">le nombre</text:span><text:span text:style-name="T17"> de coalitions pour le</text:span><text:span text:style-name="T19">s</text:span><text:span text:style-name="T17">quel</text:span><text:span text:style-name="T19">les</text:span><text:span text:style-name="T17"> le </text:span><text:span text:style-name="T24">votant</text:span><text:span text:style-name="T17"> i est décisif. <text:s text:c="2"/>(cf </text:span><text:span text:style-name="T28">La mesure du pouvoir de vote</text:span><text:span text:style-name="T17">)</text:span><text:span text:style-name="T27"> Il existe une dizaine </text:span><text:span text:style-name="T25">d’indice</text:span><text:span text:style-name="T29">s</text:span><text:span text:style-name="T25"> de pouvior</text:span><text:span text:style-name="T27">, mais nous allons nous intéresser à l’un d’eux, l’indice de Banzhaf.</text:span></text:p>
      <text:p text:style-name="P9"/>
      <text:p text:style-name="P9"><text:span text:style-name="T20">L’indice de Banzhaf normalisé est la décidabilité d’un joueur divisé par la somme des décidabilités</text:span><text:span text:style-name="T30">. </text:span><text:span text:style-name="T31">Sans précision, indice de Banzhaf désigne l’indice normalisé. </text:span><text:span text:style-name="T32">L</text:span><text:span text:style-name="T30">’indice de Banzhaf </text:span><text:span text:style-name="T33">absolu </text:span><text:span text:style-name="T34">est la </text:span><text:soft-page-break/><text:span text:style-name="T34">décidabilité</text:span><text:span text:style-name="T30"> </text:span><text:span text:style-name="T34">divisée </text:span><text:span text:style-name="T30">par 2 puissance N-1 </text:span><text:span text:style-name="T20">c’est-à-dire le nombre de coalitions </text:span><text:span text:style-name="T34">contenant</text:span><text:span text:style-name="T20"> le </text:span><text:span text:style-name="T34">votant</text:span><text:span text:style-name="T20"> i</text:span><text:span text:style-name="T30">. Cette version repose sur </text:span><text:span text:style-name="T35">un</text:span><text:span text:style-name="T30"> argument probabiliste </text:span><text:span text:style-name="T35">d’équiprobabilité de formation des coalitions</text:span><text:span text:style-name="T30">.</text:span></text:p>
      <text:p text:style-name="P10"/>
      <text:p text:style-name="P11"><text:span text:style-name="T36">J’ai</text:span> d’abord créé un algorithme naïf, en utilisant la définition formelle de l’indice de Banzhaf. <text:span text:style-name="T37">S</text:span><text:span text:style-name="T19">a complexité est en O(N 2^N) </text:span><text:span text:style-name="T9">puisqu’il faut itérer parmi les parties de V </text:span><text:span text:style-name="T38">et tester l’appartenance à G se fait en O(N)</text:span><text:span text:style-name="T9">. </text:span>Cependant, les temps de <text:span text:style-name="T35">calcul</text:span> étaient <text:span text:style-name="T39">trop</text:span> longs. <text:span text:style-name="T36">De plus, l’algorithme demande beaucoup de mémoire vive : je n’ai pas pu calculer avec 24 pays car je n’ai pas assez de RAM</text:span>. <text:s/><text:span text:style-name="T36">Ce</text:span>t algorithme devenait inutilisable en pratique pour <text:span text:style-name="T36">l’</text:span>Europe <text:span text:style-name="T36">des 27.</text:span></text:p>
      <text:p text:style-name="P12"/>
      <text:p text:style-name="P13"><text:span text:style-name="T36">J’ai alors</text:span> utilis<text:span text:style-name="T9">é</text:span> les polynômes générateurs de Brams-Affuso. <text:span text:style-name="T39">Notons </text:span>cik le nombre de coalitions n’incluant pas i et poids total k. <text:span text:style-name="T36">J’ai</text:span> refait <text:span text:style-name="T36">la démonstration</text:span>.</text:p>
      <text:p text:style-name="P13">Une coalition <text:span text:style-name="T40">gagnante </text:span>C où i est décisif est une coalition où l’on peut encadrer la somme des poids de<text:span text:style-name="T41">s</text:span> votants de C \ {i}. Ici, on utilise l’appartenance à G et ici la non-appartenance.</text:p>
      <text:p text:style-name="P13">On réécrit <text:span text:style-name="T42">cela </text:span>en une seule inéquation. </text:p>
      <text:p text:style-name="P13"><text:span text:style-name="T41">A</text:span>insi la décidabilité est égale à la somme des cik pour k allant de q-wi à q-1 <text:span text:style-name="T41">en </text:span>supposant wi inférieur à q sinon on commence <text:span text:style-name="T42">la somme </text:span>à 0.</text:p>
      <text:p text:style-name="P14"/>
      <text:p text:style-name="P13">Prouvons la égalité du polynôme de Brams-Affuso. Remarquons que le degré du polynôme de gauche est bien <text:span text:style-name="T43">à </text:span>W-wi comme celui de droite.</text:p>
      <text:p text:style-name="P13">Développons le <text:span text:style-name="T42">polynôme de gauche</text:span>. <text:span text:style-name="T44">Le coefficient devant Xk est le nombre de possibilité de faire k en sommant </text:span><text:span text:style-name="T41">les</text:span><text:span text:style-name="T44"> wj.</text:span> <text:span text:style-name="T44">On obtient exactement la définition des cik.</text:span></text:p>
      <text:p text:style-name="P15">Le produit de deux polynôme se fait en <text:span text:style-name="T42">grand </text:span>O du produit de leur degré et le degré du polynôme calculé est toujours inférieur à W. Chaque produit se fait en W<text:span text:style-name="T42">*</text:span>wj. Le produit complet se fait <text:span text:style-name="T42">donc</text:span> en W². Comme on veut calculer la décidabilité de chaque votant, la complexité temporelle de l’algorithme est en O(N.W²).</text:p>
      <text:p text:style-name="P15"/>
      <text:p text:style-name="P16"/>
      <text:p text:style-name="P16"/>
      <text:p text:style-name="P17">Pour traiter le cas du parlement européen, <text:span text:style-name="T45">je</text:span> <text:span text:style-name="T45">doit</text:span> d’abord expliquer l’<text:span text:style-name="T41">é</text:span>tat <text:span text:style-name="T39">actuel</text:span> du système de vote. <text:span text:style-name="T46">Je vais considérer que tous les eurodéputés d’un pays votent ensemble. </text:span><text:span text:style-name="T47">Mon binôme Lilian Etchaïde a étudié les multiples transformations de l’Union Européenne ainsi qu’</text:span><text:span text:style-name="T45">un autre organe législatif le Conseil de l’Europe</text:span><text:span text:style-name="T47">.</text:span></text:p>
      <text:p text:style-name="P17"/>
      <text:p text:style-name="P17"><text:span text:style-name="T44">Sur ce graphique, on voit à gauche le partage des sièges entre pays et à droite</text:span><text:span text:style-name="T42"> </text:span><text:span text:style-name="T44">l’indice de Banzhaf normalisé de chaque pays </text:span><text:span text:style-name="T43">dans le système acrtuel</text:span><text:span text:style-name="T44">. </text:span><text:span text:style-name="T45">Les grands pays comme que l’Allemegne, la France, l’Italie et l’Espagne sont avantagés puisqu’ils ont plus de pouvoir que sièges. Par exemple, l’Allemagne a un pouvoir 7,3 % plus grand que son pourcentage de sièges tandis que le Danemark en a 3,2 % moins. Le système actuel doit donc être amélioré.</text:span></text:p>
      <text:p text:style-name="P18"/>
      <text:p text:style-name="P19"><text:span text:style-name="T48">L’</text:span><text:span text:style-name="T49">une des grandes questions que nous nous sommes ensuite posés est de savoir ce que nous entendons par un système </text:span><text:span text:style-name="T50">équitable</text:span><text:span text:style-name="T49">. </text:span><text:span text:style-name="T51">J</text:span><text:span text:style-name="T52">’</text:span><text:span text:style-name="T49">a</text:span><text:span text:style-name="T52">i</text:span><text:span text:style-name="T49"> créé un programme qui fait le chemin en sens inverse : à partir d’une liste d’indices de Banzhaf et d’un quota, il calcule les poids à affilier à chaque pays. Il suffi</text:span><text:span text:style-name="T51">t</text:span><text:span text:style-name="T49"> de l’exécuter avec des indices </text:span><text:span text:style-name="T53">proportionnels à leur population</text:span><text:span text:style-name="T49"> pour que tous les pays de l’UE </text:span><text:span text:style-name="T54">aient</text:span><text:span text:style-name="T49"> </text:span><text:span text:style-name="T53">un</text:span><text:span text:style-name="T49"> pouvoir </text:span><text:span text:style-name="T53">équitablement distribué</text:span><text:span text:style-name="T49">. </text:span><text:span text:style-name="T53">Pour cela, nous avons utilis</text:span><text:span text:style-name="T55">é</text:span><text:span text:style-name="T53"> l’algorithme itératif de Leech. On commence avec p0 égal à la quantité désiré ici la population mais on pourrait prendre à la place la superficie ou le PIB par exemple. À chaque itération, on ajoute la différence entre la quantité désiré et l’indice de Banzhaf absolu </text:span><text:span text:style-name="T51">actuel multiplié par lambda</text:span><text:span text:style-name="T53">.</text:span></text:p>
      <text:p text:style-name="P19"><text:span text:style-name="T56">Leech propose un coefficient lambda constant. Pour améliorer la vitesse de convergence, j’ai fait dépendre lambda de n. </text:span><text:span text:style-name="T57">Lambda doit ê</text:span><text:span text:style-name="T58">tre</text:span><text:span text:style-name="T57"> décroissant en fonction de n. Mais un fonction f polynomiale et même racine carré était trop rapide : j’ai donc pris un fonction logarithmique</text:span><text:span text:style-name="T53">.</text:span></text:p>
      <text:p text:style-name="P20"/>
      <text:p text:style-name="P21"><text:soft-page-break/><text:span text:style-name="T49">En donnant un quota de 400, on obtient ces nombres de sièges. </text:span><text:span text:style-name="T59">À gauche ceux calculés et à d</text:span><text:span text:style-name="T60">r</text:span><text:span text:style-name="T59">oite ceux actuel</text:span><text:span text:style-name="T61">s</text:span><text:span text:style-name="T59">. On voit clairement un repondération en faveur des petits états. </text:span><text:span text:style-name="T62">Par exemple, la France passe de 81 sièges à 56 sièges et l’Irlande, un petit pays, conserve son nombre de sièges. Comme le nombre total de sièges diminue, l’Irlande gagne du pouvoir.</text:span><text:span text:style-name="T59"> </text:span><text:span text:style-name="T51">Cependant, le total de 582 rend difficile de réunir les 400 voix </text:span><text:span text:style-name="T61">nécessaires</text:span><text:span text:style-name="T51">. Le Parlement Européen serait </text:span><text:span text:style-name="T63">alors </text:span><text:span text:style-name="T51">paralysé. </text:span><text:span text:style-name="T64">C</text:span><text:span text:style-name="T65">e n’est selon nous pas satisfaisant. Nous pensons que le système qui serait le plus « juste » donnerait un pouvoir égal à chaque citoyen de l’UE. Le principal problème est donc que nous avons un système en 2 étapes : les citoyens élisent leurs élus puis les élus votent </text:span><text:span text:style-name="T51">au parlement</text:span><text:span text:style-name="T65">, c’est donc plus complexe.</text:span></text:p>
      <text:p text:style-name="P22"/>
      <text:p text:style-name="P23">Étudions un <text:span text:style-name="T66">jeu</text:span> de vote égalitaire c’est-à-dire où tous les votants ont un poids de 1 et où le quota relatif est 1/2.</text:p>
      <text:p text:style-name="P23">Un votant i est décisif pour une coalition C si la somme des poids de C est à peine supérieur au quota. Ainsi <text:span text:style-name="T66">la décidabilité est </text:span><text:span text:style-name="T67">la partie entière de </text:span><text:span text:style-name="T66">N/2 parmi N – 1.</text:span></text:p>
      <text:p text:style-name="P24">L’indice de Banzhaf normalisé étant égaux pour tous les votants et de somme 1 vaut 1/N. Grâce à la formule de Stirling, on obtient <text:span text:style-name="T42">que</text:span> l’indice de Banzhaf absolu est équivalent quand N tends vers plus l’infini <text:span text:style-name="T42">à </text:span>2 racine carrée de 2 sur pi N.</text:p>
      <text:p text:style-name="P25"/>
      <text:p text:style-name="P26"><text:span text:style-name="T68">Un jeu de vote pondéré en deux étapes</text:span><text:span text:style-name="T49"> peut être modélisé comme une réunion d’ensemble</text:span><text:span text:style-name="T69">s</text:span><text:span text:style-name="T49"> de votants disjoints et indépendants où chaque </text:span><text:span text:style-name="T68">première étape</text:span><text:span text:style-name="T49"> est un jeu de vote égalitaire. </text:span><text:span text:style-name="T70">À partir de cet équivalent, Felsenthal et Machover ont montré le théorème de Penrose. Tous les participants d’un jeu </text:span><text:span text:style-name="T46">de vote </text:span><text:span text:style-name="T70">en 2 étapes ont le même pouvoir si les indices de pouvoir des groupes de la 2ème étape sont proportionnels aux racines carrées de leur cardinal.</text:span></text:p>
      <text:p text:style-name="P27">Pour l’UE, tous les citoyens possèdent le même pouvoir si les indices de pouvoirs des pays au <text:span text:style-name="T46">parlement</text:span> européen sont proportionnels à la racine carrée de leur population.</text:p>
      <text:p text:style-name="P28"/>
      <text:p text:style-name="P29">Le but est <text:span text:style-name="T71">maintenant</text:span> de trouver le quota relatif qui minimise sigma. Sigma est l’écart entre la proportion de la population européenne du pays et son indice de Banzhaf dans le Parlement Euopéen. Les poids sont proportionnels <text:span text:style-name="T72">à la</text:span> racine carrée de la population. Ce quota relatif se situe entre 61 % et 62 % mais pour conserver un système simple, on fixe le quota relatif au pourcent près. <text:span text:style-name="T73">Je</text:span> retrouv<text:span text:style-name="T73">e</text:span> donc le 62 % <text:span text:style-name="T74">des auteurs</text:span>. <text:span text:style-name="T75">Ce système de vote pondéré est appelé Penrose 62.</text:span></text:p>
      <text:p text:style-name="P30"/>
      <text:p text:style-name="P31">Voici le nombre de siège attribué à chaque pays dans Penrose 62. Le quota de 453 sur 732 ne paralyse pas le Parlement Européen. Le maximum de 750 sièges au <text:span text:style-name="T76">p</text:span>arlement est respecté. <text:span text:style-name="T77">La France passe de 81 sièges à 66 tandis que l’Irlande gagne 4 sièges.</text:span> <text:span text:style-name="T78">Il y a un rééquilibrage en faveur des petits état</text:span><text:span text:style-name="T79">s</text:span><text:span text:style-name="T78"> mais bien moindre que celui trouvé précédemment.</text:span></text:p>
      <text:p text:style-name="P30"/>
      <text:p text:style-name="P29"><text:span text:style-name="T80">J’ai</text:span> calcul<text:span text:style-name="T72">é</text:span> le rapport entre pouvoir et <text:span text:style-name="T81">racine carrée de <text:s/>la</text:span> population et il est bien constant entre les pays. <text:span text:style-name="T75">Ce qui signifie que les indices de Banhaf sont bien proportionnels aux nombres de sièges des pays.</text:span></text:p>
      <text:p text:style-name="P32"/>
      <text:p text:style-name="P33"><text:span text:style-name="T49">Plaçons-nous dans l'hypothèse où les 9 pays officiellement candidats à l'adhésion à l'Union Européenne ont des eurodéputés selon le système de Penrose. Nous l'appellerons l'Europe des 36. </text:span><text:span text:style-name="T82">On attribue les sièges toujours proportionnellement à la racine carrée du nombrer d’habitants. On recalcule sigma. Ici, on voit que sigma est minimal pour </text:span><text:span text:style-name="T83">q_f = 60 %.</text:span></text:p>
      <text:p text:style-name="P34"/>
      <text:p text:style-name="P35">L’écart relatif entre le pouvoir et la racine carrée de la population est toujours inférieur à 0,2 % ce qui est <text:span text:style-name="T84">acceptable</text:span>. <text:span text:style-name="T85">L’échelle va de -10 % à 10 %. </text:span>Ainsi le système de Penrose est simple, transparent, fondée sur des justifications mathématiques et facilement extensible à de nouveaux pays.</text:p>
      <text:p text:style-name="P35"/>
      <text:p text:style-name="P35"/>
      <text:p text:style-name="P35"/>
      <text:p text:style-name="P36"><text:soft-page-break/>Jusqu’à présent, nous avons considéré que toutes les coalitions pouvaient se former. En réalité, les assemblées politiques sont souvent considérées dans le spectre gauche/<text:span text:style-name="T86">droite</text:span> <text:span text:style-name="T86">à </text:span>une dimension. Par exemple, un coalition entre la gauche et la droite sans le centre est rarement observée.</text:p>
      <text:p text:style-name="P36"/>
      <text:p text:style-name="P36">Formellement, rajoutons une relation d’ordre totale sur les votants. i ≤ j signifie que i est plus à gauche que j. <text:span text:style-name="T14">J’ai inventé la notion de « coalition réaliste ».</text:span></text:p>
      <text:p text:style-name="P36">Une coalition est dite réaliste si pour tous votants i et j, tous les votants entre i et j sont aussi dans la coalition. C<text:span text:style-name="T83">ette notion </text:span>est<text:span text:style-name="T83"> une sorte de convexité non continue. </text:span>Notons R l’ensemble des coalitions réalistes et Ri celles contenant le votant i.</text:p>
      <text:p text:style-name="P36"/>
      <text:p text:style-name="P36">Prenons par exemple, V = { G, C, D } pour gauche, centre et droite. <text:span text:style-name="T85">R muni de l’inclusion forme un treillis que l’on peut représenter graphiquement.</text:span></text:p>
      <text:p text:style-name="P36"/>
      <text:p text:style-name="P37">On peut maintenant définir la décidabilité réaliste comme le nombre de coalitions réalistes gagnantes contenant i où i est décisif.</text:p>
      <text:p text:style-name="P37">De même, posons l’indice de Banzhaf normalisé réaliste comme la décidabilité réaliste divisée par leur somme et l’indice de Banzhaf absolu réaliste comme la décidabilité réaliste divisée par le cardinal de Ri.</text:p>
      <text:p text:style-name="P38"/>
      <text:p text:style-name="P39">Considérons que V soit l’intervalle d’entier de 1 à N muni de la relation d’ordre inférieur ou égal <text:span text:style-name="T84">usu</text:span><text:span text:style-name="T87">e</text:span><text:span text:style-name="T84">lle</text:span>. R s’écrit simplement comme l’ensemble vide union l’ensemble des interval<text:span text:style-name="T86">le</text:span>s <text:span text:style-name="T86">entier</text:span> <text:span text:style-name="T88">s</text:span>’écrivant comme j ; j’ avec j inférieur ou égal à j’.</text:p>
      <text:p text:style-name="P40">Calculer R se fait en O(N²) et R a un cardinal inférieur à N². Ainsi, pour calculer la décidabilité réaliste, en appliquant simplement la définition, il faut itérer parmi toutes les coalitions réalistes. Tester l’appartenance ou non à G se fait en O(N). Donc l’algorithme pour calculer la décidabilité ou les indices se fait en O(N³).</text:p>
      <text:p text:style-name="P40"/>
      <text:p text:style-name="P40">Intéressons-nous aux groupes politiques dans le Parlement Européen. En bas, à gauche en bleu et à droite en orange sont représentés respectivement le Conseil de l’Union Européenne et la Commission Européenne. Avec les non-inscrits, ces trois <text:span text:style-name="T86">groupes</text:span> du Parlement Européen sont plus difficilement situable<text:span text:style-name="T89">s</text:span> sur le spectre gauche/droite et ne votent pas forcément ensemble <text:span text:style-name="T89">au sein du même groupe</text:span>. <text:span text:style-name="T90">Je</text:span> ne les considérer<text:span text:style-name="T90">ai</text:span> donc pas dans <text:span text:style-name="T91">mon</text:span> étude. L’ordre gauche/droite se li<text:span text:style-name="T92">t</text:span> naturellement sur l’hémicycle.</text:p>
      <text:p text:style-name="P40"/>
      <text:p text:style-name="P40">Le parti populaire européen joue un rôle central dans le Parlement Européen simplement grâce au nombre de sièges qu'il détient. L'indice de Banzhaf réaliste accentue encore <text:span text:style-name="T89">la différence de pouvoir </text:span>entre le PPE et les autres groupe<text:span text:style-name="T92">s</text:span>. Ni les <text:span text:style-name="T89">groupes</text:span> à sa gauche (310 membres) ni les <text:span text:style-name="T89">groupes</text:span> à sa droite (192 membres) n'ont la majorité. Les coalitions gagnantes contiennent donc nécessairement le PPE. <text:s/>Au contraire, le S&amp;D, bien que second groupe en term<text:span text:style-name="T89">e</text:span> de nombre de membres, est le deuxième groupe le plus à gauche. Les groupe<text:span text:style-name="T93">s</text:span> des Verts/ALE aux ENS peuvent facilement former des coalitions sans le S&amp;D. Son indice de Banzhaf réaliste est ainsi faible.</text:p>
      <text:p text:style-name="P40">De même, les groupes <text:span text:style-name="T94">The Left</text:span> et ENS situés aux extrémités du Parlement Européen ont un indice de Banzhaf <text:span text:style-name="T89">réaliste</text:span> nul puisque toute coalition gagnante réaliste où ils sont, <text:span text:style-name="T89">contient</text:span> aussi le PPE ce qui rend ces deux groupes non décisifs.</text:p>
      <text:p text:style-name="P40"/>
      <text:p text:style-name="P40"/>
      <text:p text:style-name="P41">Ainsi, <text:span text:style-name="T95">j’ai</text:span> étudié Penrose 62 qui est simple, transparent et facilement extensible à de nouveaux pays. Enfin, nous avons adapté l’indice de Banzhaf au spectre <text:span text:style-name="T96">politique </text:span><text:span text:style-name="T95">afin de comprendre les dynamiques parlementaires</text:span>.</text:p>
      <text:p text:style-name="P42"/>
      <text:p text:style-name="P43"><text:span text:style-name="T97">X </text:span>METTRE EN ROUGE CE QUE J’AI FAIT MOI-MÊME</text:p>
      <text:p text:style-name="P44">DI<text:span text:style-name="T98">R</text:span>E JE ET PAS NOUS</text:p>
      <text:p text:style-name="P45">X Titre : Idéalisation du pouvoir des pays face aux transformations de l’UE</text:p>
      <text:p text:style-name="P46">Enlever fond bleu</text:p>
      <text:p text:style-name="P46"><text:span text:style-name="T97">X </text:span>Enlever sous-partie</text:p>
      <text:p text:style-name="P46">Rajouter temps</text:p>
      <text:p text:style-name="P46">Dire que pays classé par nombre d’habitants</text:p>
      <text:p text:style-name="P47"><text:span text:style-name="T97">X </text:span>Algorithme de Leech</text:p>
      <text:p text:style-name="P47">Prendre deux pays en exemple</text:p>
      <text:p text:style-name="P47">Écrire Felsenthal <text:span text:style-name="T99">et Machover</text:span></text:p>
      <text:p text:style-name="P48"><text:span text:style-name="T97">X </text:span>Ne pas lire les pays</text:p>
      <text:p text:style-name="P49">Treillis</text:p>
      <text:p text:style-name="P49"/>
      <text:p text:style-name="P50">Algorithme naïf <text:span text:style-name="T100">22 pays 2 sec <text:s/></text:span>23 pays 20s, 24 pays 2min, <text:span text:style-name="T11">25 pays 20 min</text:span></text:p>
      <text:p text:style-name="P50"/>
      <text:p text:style-name="P51">Très clair</text:p>
      <text:p text:style-name="P51">Théorème de Penrose</text:p>
      <text:p text:style-name="P51">Algorithme de Leech : clarifier lambda(n)</text:p>
      <text:p text:style-name="P51">Débit rapide, tremblement des mains, <text:span text:style-name="T101">anxiété</text:span></text:p>
      <text:p text:style-name="P52">introduction trop pompeuse : avec mon camarade, nous avons choisi l’étude du système de vote auyy sien du eu et ses différentes transformations [ce qui rentre dans le cadre de l’année]</text:p>
      <text:p text:style-name="P52">Regrouper tous les trucs sur brams-affuso en un seul diapo</text:p>
      <text:p text:style-name="P52">Mettre sur même diapo ???</text:p>
      <text:p text:style-name="P52">supprimer écart relatif</text:p>
      <text:p text:style-name="P53">Lâcher texte</text:p>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10T10:56:06.583000000</meta:creation-date>
    <dc:date>2025-06-05T20:46:06.955542203</dc:date>
    <meta:editing-duration>P1DT20H10M52S</meta:editing-duration>
    <meta:editing-cycles>129</meta:editing-cycles>
    <meta:generator>LibreOffice/25.2.3.2$Linux_X86_64 LibreOffice_project/520$Build-2</meta:generator>
    <meta:document-statistic meta:table-count="0" meta:image-count="0" meta:object-count="0" meta:page-count="5" meta:paragraph-count="68" meta:word-count="2597" meta:character-count="15236" meta:non-whitespace-character-count="12709"/>
  </office:meta>
</office:document-meta>
</file>